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0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cm" fo:min-width="2.2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2.25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text-properties fo:font-size="8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cm" svg:height="0.75cm" svg:x="9.5cm" svg:y="1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0.75cm" svg:x="3.75cm" svg:y="3.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0.75cm" svg:x="9.5cm" svg:y="3.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0.75cm" svg:x="15cm" svg:y="3.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0.75cm" svg:x="1.5cm" svg:y="7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cm" svg:height="0.75cm" svg:x="3.75cm" svg:y="7.25cm">
          <text:p text:style-name="P1"><text:span text:style-name="T1">2, 4,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0.75cm" svg:x="6cm" svg:y="7.25cm">
          <text:p text:style-name="P1"><text:span text:style-name="T1">5, 4,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0.75cm" svg:x="10.5cm" svg:y="7.25cm">
          <text:p text:style-name="P1"><text:span text:style-name="T1">2, 1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cm" svg:height="0.75cm" svg:x="12.75cm" svg:y="7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0.75cm" svg:x="15cm" svg:y="7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0.75cm" svg:x="9.5cm" svg:y="4.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0.75cm" svg:x="15cm" svg:y="4.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0.75cm" svg:x="3.75cm" svg:y="4.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.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3.7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75cm" svg:x="6cm" svg:y="8.25cm">
          <text:p text:style-name="P1"><text:span text:style-name="T1">0, 4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0.5cm" svg:y="8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2.75cm" svg:y="8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5cm" svg:y="8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3.75cm" svg:y1="3.875cm" svg:x2="3.75cm" svg:y2="4.875cm" draw:start-shape="id1" draw:start-glue-point="3" draw:end-shape="id2" svg:d="m3750 3875c-787 0-787 1000 0 1000">
          <text:p text:style-name="P1"><text:span text:style-name="T2">Sort <text:s text:c="18"/></text:span></text:p>
          <text:p text:style-name="P1"><text:span text:style-name="T2">a &lt; b &lt; c <text:s text:c="24"/></text:span></text:p>
        </draw:connector>
        <draw:connector draw:style-name="gr3" draw:text-style-name="P3" draw:layer="layout" draw:type="curve" svg:x1="9.5cm" svg:y1="3.875cm" svg:x2="9.5cm" svg:y2="4.875cm" draw:start-shape="id3" draw:start-glue-point="3" draw:end-shape="id4" draw:end-glue-point="3" svg:d="m9500 3875c-787 0-787 1000 0 1000">
          <text:p text:style-name="P1"><text:span text:style-name="T2">Sort <text:s text:c="18"/></text:span></text:p>
        </draw:connector>
        <draw:connector draw:style-name="gr3" draw:text-style-name="P3" draw:layer="layout" draw:type="curve" svg:x1="15cm" svg:y1="3.875cm" svg:x2="15cm" svg:y2="4.875cm" draw:start-shape="id5" draw:start-glue-point="3" draw:end-shape="id6" draw:end-glue-point="3" svg:d="m15000 3875c-787 0-787 1000 0 1000">
          <text:p text:style-name="P1"><text:span text:style-name="T2">Sort <text:s text:c="18"/></text:span></text:p>
        </draw:connector>
        <draw:connector draw:style-name="gr4" draw:text-style-name="P1" draw:layer="layout" draw:type="lines" svg:x1="10.5cm" svg:y1="2cm" svg:x2="4.75cm" svg:y2="3.5cm" draw:start-shape="id7" draw:start-glue-point="2" draw:end-shape="id1" draw:end-glue-point="0" svg:d="m10500 2000v525l-5750 450v525">
          <text:p/>
        </draw:connector>
        <draw:connector draw:style-name="gr4" draw:text-style-name="P1" draw:layer="layout" draw:type="lines" svg:x1="10.5cm" svg:y1="2cm" svg:x2="10.5cm" svg:y2="3.5cm" draw:start-shape="id7" draw:start-glue-point="2" draw:end-shape="id3" draw:end-glue-point="0" svg:d="m10500 2000v525 450 525">
          <text:p/>
        </draw:connector>
        <draw:connector draw:style-name="gr4" draw:text-style-name="P1" draw:layer="layout" draw:type="lines" svg:x1="10.5cm" svg:y1="2cm" svg:x2="16cm" svg:y2="3.5cm" draw:start-shape="id7" draw:start-glue-point="2" draw:end-shape="id5" draw:end-glue-point="0" svg:d="m10500 2000v525l5500 450v525">
          <text:p/>
        </draw:connector>
        <draw:connector draw:style-name="gr5" draw:text-style-name="P1" draw:layer="layout" draw:type="lines" svg:x1="4.75cm" svg:y1="5.25cm" svg:x2="2.5cm" svg:y2="7.25cm" draw:start-shape="id2" draw:start-glue-point="2" draw:end-shape="id8" draw:end-glue-point="0" svg:d="m4750 5250v525l-2250 950v525">
          <text:p/>
        </draw:connector>
        <draw:connector draw:style-name="gr5" draw:text-style-name="P1" draw:layer="layout" draw:type="lines" svg:x1="4.75cm" svg:y1="5.25cm" svg:x2="4.75cm" svg:y2="7.25cm" draw:start-shape="id2" draw:start-glue-point="2" draw:end-shape="id9" draw:end-glue-point="0" svg:d="m4750 5250v525 950 525">
          <text:p/>
        </draw:connector>
        <draw:connector draw:style-name="gr5" draw:text-style-name="P1" draw:layer="layout" draw:type="lines" svg:x1="4.75cm" svg:y1="5.25cm" svg:x2="7cm" svg:y2="7.25cm" draw:start-shape="id2" draw:start-glue-point="2" draw:end-shape="id10" draw:end-glue-point="0" svg:d="m4750 5250v525l2250 950v525">
          <text:p/>
        </draw:connector>
        <draw:connector draw:style-name="gr4" draw:text-style-name="P1" draw:layer="layout" draw:type="lines" svg:x1="16cm" svg:y1="5.25cm" svg:x2="11.5cm" svg:y2="7.25cm" draw:start-shape="id6" draw:start-glue-point="2" draw:end-shape="id11" draw:end-glue-point="0" svg:d="m16000 5250v525l-4500 950v525">
          <text:p/>
        </draw:connector>
        <draw:connector draw:style-name="gr4" draw:text-style-name="P1" draw:layer="layout" draw:type="lines" svg:x1="16cm" svg:y1="5.25cm" svg:x2="13.75cm" svg:y2="7.25cm" draw:start-shape="id6" draw:start-glue-point="2" draw:end-shape="id12" draw:end-glue-point="0" svg:d="m16000 5250v525l-2250 950v525">
          <text:p/>
        </draw:connector>
        <draw:connector draw:style-name="gr4" draw:text-style-name="P1" draw:layer="layout" draw:type="lines" svg:x1="16cm" svg:y1="5.25cm" svg:x2="16cm" svg:y2="7.25cm" draw:start-shape="id6" draw:start-glue-point="2" draw:end-shape="id13" draw:end-glue-point="0" svg:d="m16000 5250v525 950 525">
          <text:p/>
        </draw:connector>
        <draw:line draw:style-name="gr6" draw:text-style-name="P1" draw:layer="layout" svg:x1="13cm" svg:y1="0.75cm" svg:x2="11.75cm" svg:y2="1.5cm">
          <text:p/>
        </draw:line>
        <draw:frame draw:style-name="gr7" draw:text-style-name="P4" draw:layer="layout" svg:width="8.19cm" svg:height="0.963cm" svg:x="12.81cm" svg:y="0.287cm">
          <draw:text-box>
            <text:p><text:span text:style-name="T3">Start Position displaying the initial jar values</text:span></text:p>
            <text:p><text:span text:style-name="T3">(Count = 0). Not empty, so generate queue for round 1</text:span></text:p>
          </draw:text-box>
        </draw:frame>
        <draw:frame draw:style-name="gr8" draw:text-style-name="P4" draw:layer="layout" svg:width="2.75cm" svg:height="2.387cm" svg:x="18cm" svg:y="3.25cm">
          <draw:text-box>
            <text:p><text:span text:style-name="T3">First Breadth Search – </text:span></text:p>
            <text:p><text:span text:style-name="T3">this is the queue for round 1</text:span></text:p>
            <text:p><text:span text:style-name="T3">(Count = 1)</text:span></text:p>
          </draw:text-box>
        </draw:frame>
        <draw:frame draw:style-name="gr9" draw:text-style-name="P4" draw:layer="layout" svg:width="2.5cm" svg:height="3.25cm" svg:x="17.75cm" svg:y="6.75cm">
          <draw:text-box>
            <text:p><text:span text:style-name="T3">Second Breadth Search – </text:span></text:p>
            <text:p><text:span text:style-name="T3">this is the queue for</text:span></text:p>
            <text:p><text:span text:style-name="T3">Round 2 (Count = 2)</text:span></text:p>
          </draw:text-box>
        </draw:frame>
        <draw:line draw:style-name="gr6" draw:text-style-name="P1" draw:layer="layout" svg:x1="3.5cm" svg:y1="2.25cm" svg:x2="4.25cm" svg:y2="3.25cm">
          <text:p/>
        </draw:line>
        <draw:frame draw:style-name="gr10" draw:text-style-name="P5" draw:layer="layout" svg:width="3cm" svg:height="1cm" svg:x="2cm" svg:y="1.25cm">
          <draw:text-box>
            <text:p><text:span text:style-name="T4">Transfer beads from Jar B to A</text:span></text:p>
          </draw:text-box>
        </draw:frame>
        <draw:line draw:style-name="gr6" draw:text-style-name="P1" draw:layer="layout" svg:x1="8.5cm" svg:y1="2.25cm" svg:x2="9.25cm" svg:y2="3.25cm">
          <text:p/>
        </draw:line>
        <draw:frame draw:style-name="gr10" draw:text-style-name="P5" draw:layer="layout" svg:width="3cm" svg:height="1cm" svg:x="6.5cm" svg:y="1.25cm">
          <draw:text-box>
            <text:p><text:span text:style-name="T4">Transfer beads from Jar C to A</text:span></text:p>
          </draw:text-box>
        </draw:frame>
        <draw:line draw:style-name="gr6" draw:text-style-name="P1" draw:layer="layout" svg:x1="14cm" svg:y1="2.5cm" svg:x2="14.75cm" svg:y2="3.5cm">
          <text:p/>
        </draw:line>
        <draw:frame draw:style-name="gr10" draw:text-style-name="P5" draw:layer="layout" svg:width="3cm" svg:height="1cm" svg:x="12.5cm" svg:y="1.5cm">
          <draw:text-box>
            <text:p><text:span text:style-name="T4">Transfer beads from Jar C to B</text:span></text:p>
          </draw:text-box>
        </draw:frame>
        <draw:custom-shape draw:style-name="gr11" draw:text-style-name="P1" draw:layer="layout" svg:width="0.75cm" svg:height="2.5cm" svg:x="17.25cm" svg:y="3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0.25cm" svg:y1="2.75cm" svg:x2="20.5cm" svg:y2="2.75cm">
          <text:p/>
        </draw:line>
        <draw:line draw:style-name="gr12" draw:text-style-name="P1" draw:layer="layout" svg:x1="0.25cm" svg:y1="6.25cm" svg:x2="20.5cm" svg:y2="6.25cm">
          <text:p/>
        </draw:line>
        <draw:line draw:style-name="gr6" draw:text-style-name="P1" draw:layer="layout" svg:x1="9.25cm" svg:y1="8.25cm" svg:x2="8.25cm" svg:y2="8.75cm">
          <text:p/>
        </draw:line>
        <draw:frame draw:style-name="gr13" draw:text-style-name="P4" draw:layer="layout" svg:width="1.75cm" svg:height="1.25cm" svg:x="8.75cm" svg:y="7.25cm">
          <draw:text-box>
            <text:p><text:span text:style-name="T3">Solution found!</text:span></text:p>
          </draw:text-box>
        </draw:frame>
        <draw:frame draw:style-name="gr14" draw:text-style-name="P5" draw:layer="layout" svg:width="2.25cm" svg:height="1.5cm" svg:x="0.25cm" svg:y="4.75cm">
          <draw:text-box>
            <text:p><text:span text:style-name="T4">Not empty generate for round 2</text:span></text:p>
          </draw:text-box>
        </draw:frame>
        <draw:line draw:style-name="gr15" draw:text-style-name="P1" draw:layer="layout" svg:x1="2.25cm" svg:y1="5.5cm" svg:x2="3.5cm" svg:y2="5.25cm">
          <text:p/>
        </draw:line>
        <draw:custom-shape draw:style-name="gr16" draw:text-style-name="P6" draw:layer="layout" svg:width="0.5cm" svg:height="0.5cm" svg:x="11.5cm" svg:y="2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5.75cm" svg:y="5.25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16.75cm" svg:y="5.25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5cm" svg:height="0.5cm" svg:x="7.75cm" svg:y="9.25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cm" svg:height="1.5cm" svg:x="1.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2cm" svg:height="1.5cm" svg:x="3.7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2cm" svg:height="1.5cm" svg:x="9.5cm" svg:y="4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7" draw:text-style-name="P1" draw:layer="layout" svg:width="2cm" svg:height="1.5cm" svg:x="1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6" draw:text-style-name="P1" draw:layer="layout" svg:x1="5.5cm" svg:y1="10.5cm" svg:x2="2.75cm" svg:y2="9.5cm">
          <text:p/>
        </draw:line>
        <draw:line draw:style-name="gr6" draw:text-style-name="P1" draw:layer="layout" svg:x1="7.25cm" svg:y1="10.25cm" svg:x2="4.75cm" svg:y2="9.5cm">
          <text:p/>
        </draw:line>
        <draw:frame draw:style-name="gr7" draw:text-style-name="P7" draw:layer="layout" svg:width="6.606cm" svg:height="0.569cm" svg:x="5.394cm" svg:y="10.181cm">
          <draw:text-box>
            <text:p><text:span text:style-name="T2">Not added to queue as already visited previously</text:span></text:p>
          </draw:text-box>
        </draw:frame>
        <draw:custom-shape draw:style-name="gr11" draw:text-style-name="P1" draw:layer="layout" svg:width="0.75cm" svg:height="2.5cm" svg:x="17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2cm" svg:height="1.5cm" svg:x="10.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6" draw:text-style-name="P1" draw:layer="layout" svg:x1="10.25cm" svg:y1="10.25cm" svg:x2="10.75cm" svg:y2="9.5cm">
          <text:p/>
        </draw:line>
        <draw:line draw:style-name="gr6" draw:text-style-name="P1" draw:layer="layout" svg:x1="12cm" svg:y1="10.5cm" svg:x2="15.2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8T11:57:21</meta:creation-date>
    <dc:date>2012-08-28T21:09:51</dc:date>
    <dc:creator>Darran Kartaschew</dc:creator>
    <meta:editing-duration>PT1H8M6S</meta:editing-duration>
    <meta:editing-cycles>6</meta:editing-cycles>
    <meta:generator>OpenOffice.org/3.4$Solaris_x86 OpenOffice.org_project/340m1$Build-9590</meta:generator>
    <meta:document-statistic meta:object-count="63"/>
  </office:meta>
</office:document-meta>
</file>